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3.4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c0" style:font-name="Courier New" fo:font-size="10pt" style:font-name-asian="Courier New" style:font-size-asian="10pt" style:font-name-complex="Courier New" style:font-size-complex="5.69999980926514pt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Latency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 table:number-rows-repeated="4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office:value-type="string">
            <text:p>Sorted 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0">
            <text:p>0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/>
          <table:table-cell table:formula="of:=363*92/100" office:value-type="float" office:value="333.96">
            <text:p>333.96</text:p>
          </table:table-cell>
          <table:table-cell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">
            <text:p>1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">
            <text:p>2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/>
          <table:table-cell table:formula="of:=CEILING([.G6];1)" office:value-type="float" office:value="334">
            <text:p>334</text:p>
          </table:table-cell>
          <table:table-cell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">
            <text:p>3</text:p>
          </table:table-cell>
          <table:table-cell office:value-type="string">
            <text:p>] = </text:p>
          </table:table-cell>
          <table:table-cell office:value-type="float" office:value="686">
            <text:p>68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4">
            <text:p>4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5">
            <text:p>5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/>
          <table:table-cell office:value-type="string">
            <text:p>Average:</text:p>
          </table:table-cell>
          <table:table-cell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6">
            <text:p>6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/>
          <table:table-cell table:formula="of:=AVERAGEA([.I6:.I339])" office:value-type="float" office:value="660.116766467066">
            <text:p>660.1167664671</text:p>
          </table:table-cell>
          <table:table-cell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7">
            <text:p>7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8">
            <text:p>8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9">
            <text:p>9</text:p>
          </table:table-cell>
          <table:table-cell office:value-type="string">
            <text:p>] = </text:p>
          </table:table-cell>
          <table:table-cell office:value-type="float" office:value="673">
            <text:p>673</text:p>
          </table:table-cell>
          <table:table-cell office:value-type="string">
            <text:p>;</text:p>
          </table:table-cell>
          <table:table-cell office:value-type="string">
            <text:p>Ave from prog</text:p>
          </table:table-cell>
          <table:table-cell table:style-name="ce2" office:value-type="float" office:value="660.116766467066">
            <text:p>660.1167664671</text:p>
          </table:table-cell>
          <table:table-cell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0">
            <text:p>10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1">
            <text:p>11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2">
            <text:p>12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office:value-type="string">
            <text:p>StdDev from prog:</text:p>
          </table:table-cell>
          <table:table-cell table:style-name="ce2" office:value-type="float" office:value="3.79601739609089">
            <text:p>3.7960173961</text:p>
          </table:table-cell>
          <table:table-cell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3">
            <text:p>13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4">
            <text:p>14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5">
            <text:p>15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/>
          <table:table-cell office:value-type="string">
            <text:p>StdDev:</text:p>
          </table:table-cell>
          <table:table-cell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6">
            <text:p>16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/>
          <table:table-cell table:formula="of:=STDEV([.I6:.I339])" office:value-type="float" office:value="3.79601739609089">
            <text:p>3.7960173961</text:p>
          </table:table-cell>
          <table:table-cell/>
          <table:table-cell office:value-type="float" office:value="655">
            <text:p>65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7">
            <text:p>17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8">
            <text:p>18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9">
            <text:p>19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0">
            <text:p>20</text:p>
          </table:table-cell>
          <table:table-cell office:value-type="string">
            <text:p>] = </text:p>
          </table:table-cell>
          <table:table-cell office:value-type="float" office:value="667">
            <text:p>66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1">
            <text:p>21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2">
            <text:p>22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3">
            <text:p>23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4">
            <text:p>24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5">
            <text:p>25</text:p>
          </table:table-cell>
          <table:table-cell office:value-type="string">
            <text:p>] = </text:p>
          </table:table-cell>
          <table:table-cell office:value-type="float" office:value="667">
            <text:p>66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6">
            <text:p>26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7">
            <text:p>27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8">
            <text:p>28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9">
            <text:p>29</text:p>
          </table:table-cell>
          <table:table-cell office:value-type="string">
            <text:p>] = </text:p>
          </table:table-cell>
          <table:table-cell office:value-type="float" office:value="673">
            <text:p>67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0">
            <text:p>30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1">
            <text:p>31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2">
            <text:p>32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3">
            <text:p>33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4">
            <text:p>34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5">
            <text:p>35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6">
            <text:p>36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7">
            <text:p>37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8">
            <text:p>38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9">
            <text:p>39</text:p>
          </table:table-cell>
          <table:table-cell office:value-type="string">
            <text:p>] = </text:p>
          </table:table-cell>
          <table:table-cell office:value-type="float" office:value="667">
            <text:p>66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40">
            <text:p>40</text:p>
          </table:table-cell>
          <table:table-cell office:value-type="string">
            <text:p>] = </text:p>
          </table:table-cell>
          <table:table-cell office:value-type="float" office:value="662">
            <text:p>662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41">
            <text:p>41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42">
            <text:p>42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43">
            <text:p>43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44">
            <text:p>44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45">
            <text:p>45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46">
            <text:p>46</text:p>
          </table:table-cell>
          <table:table-cell office:value-type="string">
            <text:p>] = </text:p>
          </table:table-cell>
          <table:table-cell office:value-type="float" office:value="665">
            <text:p>66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47">
            <text:p>47</text:p>
          </table:table-cell>
          <table:table-cell office:value-type="string">
            <text:p>] = </text:p>
          </table:table-cell>
          <table:table-cell office:value-type="float" office:value="673">
            <text:p>67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48">
            <text:p>48</text:p>
          </table:table-cell>
          <table:table-cell office:value-type="string">
            <text:p>] = </text:p>
          </table:table-cell>
          <table:table-cell office:value-type="float" office:value="668">
            <text:p>66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49">
            <text:p>49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50">
            <text:p>50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51">
            <text:p>51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52">
            <text:p>52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53">
            <text:p>53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54">
            <text:p>54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55">
            <text:p>55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56">
            <text:p>56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57">
            <text:p>57</text:p>
          </table:table-cell>
          <table:table-cell office:value-type="string">
            <text:p>] = </text:p>
          </table:table-cell>
          <table:table-cell office:value-type="float" office:value="668">
            <text:p>66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58">
            <text:p>58</text:p>
          </table:table-cell>
          <table:table-cell office:value-type="string">
            <text:p>] = </text:p>
          </table:table-cell>
          <table:table-cell office:value-type="float" office:value="670">
            <text:p>67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59">
            <text:p>59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60">
            <text:p>60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61">
            <text:p>61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62">
            <text:p>62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63">
            <text:p>63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64">
            <text:p>64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65">
            <text:p>65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66">
            <text:p>66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67">
            <text:p>67</text:p>
          </table:table-cell>
          <table:table-cell office:value-type="string">
            <text:p>] = </text:p>
          </table:table-cell>
          <table:table-cell office:value-type="float" office:value="665">
            <text:p>66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68">
            <text:p>68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69">
            <text:p>69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70">
            <text:p>70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71">
            <text:p>71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72">
            <text:p>72</text:p>
          </table:table-cell>
          <table:table-cell office:value-type="string">
            <text:p>] = </text:p>
          </table:table-cell>
          <table:table-cell office:value-type="float" office:value="662">
            <text:p>662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73">
            <text:p>73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74">
            <text:p>74</text:p>
          </table:table-cell>
          <table:table-cell office:value-type="string">
            <text:p>] = </text:p>
          </table:table-cell>
          <table:table-cell office:value-type="float" office:value="673">
            <text:p>67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75">
            <text:p>75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76">
            <text:p>76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77">
            <text:p>77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78">
            <text:p>78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79">
            <text:p>79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80">
            <text:p>80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81">
            <text:p>81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82">
            <text:p>82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83">
            <text:p>83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84">
            <text:p>84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85">
            <text:p>85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86">
            <text:p>86</text:p>
          </table:table-cell>
          <table:table-cell office:value-type="string">
            <text:p>] = </text:p>
          </table:table-cell>
          <table:table-cell office:value-type="float" office:value="667">
            <text:p>66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87">
            <text:p>87</text:p>
          </table:table-cell>
          <table:table-cell office:value-type="string">
            <text:p>] = </text:p>
          </table:table-cell>
          <table:table-cell office:value-type="float" office:value="665">
            <text:p>66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88">
            <text:p>88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89">
            <text:p>89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90">
            <text:p>90</text:p>
          </table:table-cell>
          <table:table-cell office:value-type="string">
            <text:p>] = </text:p>
          </table:table-cell>
          <table:table-cell office:value-type="float" office:value="668">
            <text:p>66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91">
            <text:p>91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92">
            <text:p>92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93">
            <text:p>93</text:p>
          </table:table-cell>
          <table:table-cell office:value-type="string">
            <text:p>] = </text:p>
          </table:table-cell>
          <table:table-cell office:value-type="float" office:value="668">
            <text:p>66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94">
            <text:p>94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95">
            <text:p>95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96">
            <text:p>96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97">
            <text:p>97</text:p>
          </table:table-cell>
          <table:table-cell office:value-type="string">
            <text:p>] = </text:p>
          </table:table-cell>
          <table:table-cell office:value-type="float" office:value="667">
            <text:p>66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98">
            <text:p>98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99">
            <text:p>99</text:p>
          </table:table-cell>
          <table:table-cell office:value-type="string">
            <text:p>] = </text:p>
          </table:table-cell>
          <table:table-cell office:value-type="float" office:value="673">
            <text:p>67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00">
            <text:p>100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01">
            <text:p>101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02">
            <text:p>102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03">
            <text:p>103</text:p>
          </table:table-cell>
          <table:table-cell office:value-type="string">
            <text:p>] = </text:p>
          </table:table-cell>
          <table:table-cell office:value-type="float" office:value="675">
            <text:p>67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04">
            <text:p>104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05">
            <text:p>105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06">
            <text:p>106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07">
            <text:p>107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08">
            <text:p>108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09">
            <text:p>109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10">
            <text:p>110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11">
            <text:p>111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12">
            <text:p>112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13">
            <text:p>113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14">
            <text:p>114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15">
            <text:p>115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16">
            <text:p>116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17">
            <text:p>117</text:p>
          </table:table-cell>
          <table:table-cell office:value-type="string">
            <text:p>] = </text:p>
          </table:table-cell>
          <table:table-cell office:value-type="float" office:value="670">
            <text:p>67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18">
            <text:p>118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19">
            <text:p>119</text:p>
          </table:table-cell>
          <table:table-cell office:value-type="string">
            <text:p>] = </text:p>
          </table:table-cell>
          <table:table-cell office:value-type="float" office:value="665">
            <text:p>66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20">
            <text:p>120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21">
            <text:p>121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22">
            <text:p>122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23">
            <text:p>123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24">
            <text:p>124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25">
            <text:p>125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26">
            <text:p>126</text:p>
          </table:table-cell>
          <table:table-cell office:value-type="string">
            <text:p>] = </text:p>
          </table:table-cell>
          <table:table-cell office:value-type="float" office:value="662">
            <text:p>662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27">
            <text:p>127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28">
            <text:p>128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29">
            <text:p>129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30">
            <text:p>130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31">
            <text:p>131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32">
            <text:p>132</text:p>
          </table:table-cell>
          <table:table-cell office:value-type="string">
            <text:p>] = </text:p>
          </table:table-cell>
          <table:table-cell office:value-type="float" office:value="662">
            <text:p>662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33">
            <text:p>133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34">
            <text:p>134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35">
            <text:p>135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36">
            <text:p>136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37">
            <text:p>137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38">
            <text:p>138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39">
            <text:p>139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40">
            <text:p>140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41">
            <text:p>141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42">
            <text:p>142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43">
            <text:p>143</text:p>
          </table:table-cell>
          <table:table-cell office:value-type="string">
            <text:p>] = </text:p>
          </table:table-cell>
          <table:table-cell office:value-type="float" office:value="665">
            <text:p>66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44">
            <text:p>144</text:p>
          </table:table-cell>
          <table:table-cell office:value-type="string">
            <text:p>] = </text:p>
          </table:table-cell>
          <table:table-cell office:value-type="float" office:value="669">
            <text:p>66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45">
            <text:p>145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46">
            <text:p>146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47">
            <text:p>147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48">
            <text:p>148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49">
            <text:p>149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50">
            <text:p>150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51">
            <text:p>151</text:p>
          </table:table-cell>
          <table:table-cell office:value-type="string">
            <text:p>] = </text:p>
          </table:table-cell>
          <table:table-cell office:value-type="float" office:value="662">
            <text:p>662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52">
            <text:p>152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53">
            <text:p>153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54">
            <text:p>154</text:p>
          </table:table-cell>
          <table:table-cell office:value-type="string">
            <text:p>] = </text:p>
          </table:table-cell>
          <table:table-cell office:value-type="float" office:value="674">
            <text:p>67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55">
            <text:p>155</text:p>
          </table:table-cell>
          <table:table-cell office:value-type="string">
            <text:p>] = </text:p>
          </table:table-cell>
          <table:table-cell office:value-type="float" office:value="669">
            <text:p>66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56">
            <text:p>156</text:p>
          </table:table-cell>
          <table:table-cell office:value-type="string">
            <text:p>] = </text:p>
          </table:table-cell>
          <table:table-cell office:value-type="float" office:value="681">
            <text:p>68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57">
            <text:p>157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58">
            <text:p>158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59">
            <text:p>159</text:p>
          </table:table-cell>
          <table:table-cell office:value-type="string">
            <text:p>] = </text:p>
          </table:table-cell>
          <table:table-cell office:value-type="float" office:value="679">
            <text:p>67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60">
            <text:p>160</text:p>
          </table:table-cell>
          <table:table-cell office:value-type="string">
            <text:p>] = </text:p>
          </table:table-cell>
          <table:table-cell office:value-type="float" office:value="665">
            <text:p>66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61">
            <text:p>161</text:p>
          </table:table-cell>
          <table:table-cell office:value-type="string">
            <text:p>] = </text:p>
          </table:table-cell>
          <table:table-cell office:value-type="float" office:value="669">
            <text:p>66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62">
            <text:p>162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63">
            <text:p>163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64">
            <text:p>164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65">
            <text:p>165</text:p>
          </table:table-cell>
          <table:table-cell office:value-type="string">
            <text:p>] = </text:p>
          </table:table-cell>
          <table:table-cell office:value-type="float" office:value="662">
            <text:p>662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66">
            <text:p>166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67">
            <text:p>167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68">
            <text:p>168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69">
            <text:p>169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70">
            <text:p>170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71">
            <text:p>171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72">
            <text:p>172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73">
            <text:p>173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59">
            <text:p>65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74">
            <text:p>174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75">
            <text:p>175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76">
            <text:p>176</text:p>
          </table:table-cell>
          <table:table-cell office:value-type="string">
            <text:p>] = </text:p>
          </table:table-cell>
          <table:table-cell office:value-type="float" office:value="673">
            <text:p>67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77">
            <text:p>177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78">
            <text:p>178</text:p>
          </table:table-cell>
          <table:table-cell office:value-type="string">
            <text:p>] = </text:p>
          </table:table-cell>
          <table:table-cell office:value-type="float" office:value="676">
            <text:p>67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79">
            <text:p>179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80">
            <text:p>180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81">
            <text:p>181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82">
            <text:p>182</text:p>
          </table:table-cell>
          <table:table-cell office:value-type="string">
            <text:p>] = </text:p>
          </table:table-cell>
          <table:table-cell office:value-type="float" office:value="662">
            <text:p>662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83">
            <text:p>183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84">
            <text:p>184</text:p>
          </table:table-cell>
          <table:table-cell office:value-type="string">
            <text:p>] = </text:p>
          </table:table-cell>
          <table:table-cell office:value-type="float" office:value="675">
            <text:p>67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85">
            <text:p>185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86">
            <text:p>186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87">
            <text:p>187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88">
            <text:p>188</text:p>
          </table:table-cell>
          <table:table-cell office:value-type="string">
            <text:p>] = </text:p>
          </table:table-cell>
          <table:table-cell office:value-type="float" office:value="665">
            <text:p>66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89">
            <text:p>189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90">
            <text:p>190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91">
            <text:p>191</text:p>
          </table:table-cell>
          <table:table-cell office:value-type="string">
            <text:p>] = </text:p>
          </table:table-cell>
          <table:table-cell office:value-type="float" office:value="686">
            <text:p>68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92">
            <text:p>192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93">
            <text:p>193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94">
            <text:p>194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95">
            <text:p>195</text:p>
          </table:table-cell>
          <table:table-cell office:value-type="string">
            <text:p>] = </text:p>
          </table:table-cell>
          <table:table-cell office:value-type="float" office:value="669">
            <text:p>66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96">
            <text:p>196</text:p>
          </table:table-cell>
          <table:table-cell office:value-type="string">
            <text:p>] = </text:p>
          </table:table-cell>
          <table:table-cell office:value-type="float" office:value="665">
            <text:p>66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97">
            <text:p>197</text:p>
          </table:table-cell>
          <table:table-cell office:value-type="string">
            <text:p>] = </text:p>
          </table:table-cell>
          <table:table-cell office:value-type="float" office:value="687">
            <text:p>68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98">
            <text:p>198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199">
            <text:p>199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00">
            <text:p>200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01">
            <text:p>201</text:p>
          </table:table-cell>
          <table:table-cell office:value-type="string">
            <text:p>] = </text:p>
          </table:table-cell>
          <table:table-cell office:value-type="float" office:value="668">
            <text:p>66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02">
            <text:p>202</text:p>
          </table:table-cell>
          <table:table-cell office:value-type="string">
            <text:p>] = </text:p>
          </table:table-cell>
          <table:table-cell office:value-type="float" office:value="672">
            <text:p>672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03">
            <text:p>203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04">
            <text:p>204</text:p>
          </table:table-cell>
          <table:table-cell office:value-type="string">
            <text:p>] = </text:p>
          </table:table-cell>
          <table:table-cell office:value-type="float" office:value="673">
            <text:p>67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05">
            <text:p>205</text:p>
          </table:table-cell>
          <table:table-cell office:value-type="string">
            <text:p>] = </text:p>
          </table:table-cell>
          <table:table-cell office:value-type="float" office:value="665">
            <text:p>66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06">
            <text:p>206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07">
            <text:p>207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08">
            <text:p>208</text:p>
          </table:table-cell>
          <table:table-cell office:value-type="string">
            <text:p>] = </text:p>
          </table:table-cell>
          <table:table-cell office:value-type="float" office:value="667">
            <text:p>66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09">
            <text:p>209</text:p>
          </table:table-cell>
          <table:table-cell office:value-type="string">
            <text:p>] = </text:p>
          </table:table-cell>
          <table:table-cell office:value-type="float" office:value="673">
            <text:p>67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10">
            <text:p>210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11">
            <text:p>211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12">
            <text:p>212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13">
            <text:p>213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14">
            <text:p>214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15">
            <text:p>215</text:p>
          </table:table-cell>
          <table:table-cell office:value-type="string">
            <text:p>] = </text:p>
          </table:table-cell>
          <table:table-cell office:value-type="float" office:value="692">
            <text:p>692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16">
            <text:p>216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17">
            <text:p>217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1">
            <text:p>66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18">
            <text:p>218</text:p>
          </table:table-cell>
          <table:table-cell office:value-type="string">
            <text:p>] = </text:p>
          </table:table-cell>
          <table:table-cell office:value-type="float" office:value="669">
            <text:p>66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19">
            <text:p>219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20">
            <text:p>220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21">
            <text:p>221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22">
            <text:p>222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23">
            <text:p>223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24">
            <text:p>224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25">
            <text:p>225</text:p>
          </table:table-cell>
          <table:table-cell office:value-type="string">
            <text:p>] = </text:p>
          </table:table-cell>
          <table:table-cell office:value-type="float" office:value="669">
            <text:p>66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26">
            <text:p>226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27">
            <text:p>227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28">
            <text:p>228</text:p>
          </table:table-cell>
          <table:table-cell office:value-type="string">
            <text:p>] = </text:p>
          </table:table-cell>
          <table:table-cell office:value-type="float" office:value="667">
            <text:p>66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29">
            <text:p>229</text:p>
          </table:table-cell>
          <table:table-cell office:value-type="string">
            <text:p>] = </text:p>
          </table:table-cell>
          <table:table-cell office:value-type="float" office:value="665">
            <text:p>66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30">
            <text:p>230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31">
            <text:p>231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32">
            <text:p>232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33">
            <text:p>233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34">
            <text:p>234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35">
            <text:p>235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36">
            <text:p>236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37">
            <text:p>237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38">
            <text:p>238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39">
            <text:p>239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40">
            <text:p>240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41">
            <text:p>241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42">
            <text:p>242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43">
            <text:p>243</text:p>
          </table:table-cell>
          <table:table-cell office:value-type="string">
            <text:p>] = </text:p>
          </table:table-cell>
          <table:table-cell office:value-type="float" office:value="667">
            <text:p>66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44">
            <text:p>244</text:p>
          </table:table-cell>
          <table:table-cell office:value-type="string">
            <text:p>] = </text:p>
          </table:table-cell>
          <table:table-cell office:value-type="float" office:value="667">
            <text:p>66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45">
            <text:p>245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46">
            <text:p>246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47">
            <text:p>247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48">
            <text:p>248</text:p>
          </table:table-cell>
          <table:table-cell office:value-type="string">
            <text:p>] = </text:p>
          </table:table-cell>
          <table:table-cell office:value-type="float" office:value="667">
            <text:p>66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49">
            <text:p>249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50">
            <text:p>250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51">
            <text:p>251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52">
            <text:p>252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53">
            <text:p>253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54">
            <text:p>254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55">
            <text:p>255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56">
            <text:p>256</text:p>
          </table:table-cell>
          <table:table-cell office:value-type="string">
            <text:p>] = </text:p>
          </table:table-cell>
          <table:table-cell office:value-type="float" office:value="662">
            <text:p>662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57">
            <text:p>257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58">
            <text:p>258</text:p>
          </table:table-cell>
          <table:table-cell office:value-type="string">
            <text:p>] = </text:p>
          </table:table-cell>
          <table:table-cell office:value-type="float" office:value="668">
            <text:p>66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59">
            <text:p>259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60">
            <text:p>260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61">
            <text:p>261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62">
            <text:p>262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63">
            <text:p>263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64">
            <text:p>264</text:p>
          </table:table-cell>
          <table:table-cell office:value-type="string">
            <text:p>] = </text:p>
          </table:table-cell>
          <table:table-cell office:value-type="float" office:value="668">
            <text:p>66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65">
            <text:p>265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3">
            <text:p>66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66">
            <text:p>266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67">
            <text:p>267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68">
            <text:p>268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69">
            <text:p>269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70">
            <text:p>270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71">
            <text:p>271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72">
            <text:p>272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73">
            <text:p>273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74">
            <text:p>274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75">
            <text:p>275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76">
            <text:p>276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77">
            <text:p>277</text:p>
          </table:table-cell>
          <table:table-cell office:value-type="string">
            <text:p>] = </text:p>
          </table:table-cell>
          <table:table-cell office:value-type="float" office:value="665">
            <text:p>66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78">
            <text:p>278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79">
            <text:p>279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80">
            <text:p>280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81">
            <text:p>281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82">
            <text:p>282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83">
            <text:p>283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84">
            <text:p>284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85">
            <text:p>285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86">
            <text:p>286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87">
            <text:p>287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88">
            <text:p>288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89">
            <text:p>289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90">
            <text:p>290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91">
            <text:p>291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92">
            <text:p>292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93">
            <text:p>293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94">
            <text:p>294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95">
            <text:p>295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96">
            <text:p>296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97">
            <text:p>297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98">
            <text:p>298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299">
            <text:p>299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00">
            <text:p>300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01">
            <text:p>301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02">
            <text:p>302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03">
            <text:p>303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04">
            <text:p>304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05">
            <text:p>305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06">
            <text:p>306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07">
            <text:p>307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08">
            <text:p>308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09">
            <text:p>309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7">
            <text:p>66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10">
            <text:p>310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7">
            <text:p>66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11">
            <text:p>311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7">
            <text:p>66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12">
            <text:p>312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7">
            <text:p>66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13">
            <text:p>313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7">
            <text:p>66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14">
            <text:p>314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7">
            <text:p>66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15">
            <text:p>315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7">
            <text:p>66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16">
            <text:p>316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7">
            <text:p>66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17">
            <text:p>317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7">
            <text:p>66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18">
            <text:p>318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7">
            <text:p>66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19">
            <text:p>319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7">
            <text:p>66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20">
            <text:p>320</text:p>
          </table:table-cell>
          <table:table-cell office:value-type="string">
            <text:p>] = </text:p>
          </table:table-cell>
          <table:table-cell office:value-type="float" office:value="679">
            <text:p>67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8">
            <text:p>66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21">
            <text:p>321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8">
            <text:p>66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22">
            <text:p>322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8">
            <text:p>66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23">
            <text:p>323</text:p>
          </table:table-cell>
          <table:table-cell office:value-type="string">
            <text:p>] = </text:p>
          </table:table-cell>
          <table:table-cell office:value-type="float" office:value="662">
            <text:p>662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8">
            <text:p>66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24">
            <text:p>324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8">
            <text:p>66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25">
            <text:p>325</text:p>
          </table:table-cell>
          <table:table-cell office:value-type="string">
            <text:p>] = </text:p>
          </table:table-cell>
          <table:table-cell office:value-type="float" office:value="668">
            <text:p>66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8">
            <text:p>66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26">
            <text:p>326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8">
            <text:p>66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27">
            <text:p>327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8">
            <text:p>668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28">
            <text:p>328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9">
            <text:p>66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29">
            <text:p>329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9">
            <text:p>66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30">
            <text:p>330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9">
            <text:p>66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31">
            <text:p>331</text:p>
          </table:table-cell>
          <table:table-cell office:value-type="string">
            <text:p>] = </text:p>
          </table:table-cell>
          <table:table-cell office:value-type="float" office:value="664">
            <text:p>66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9">
            <text:p>66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32">
            <text:p>332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9">
            <text:p>66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33">
            <text:p>333</text:p>
          </table:table-cell>
          <table:table-cell office:value-type="string">
            <text:p>] = </text:p>
          </table:table-cell>
          <table:table-cell office:value-type="float" office:value="662">
            <text:p>662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9">
            <text:p>66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34">
            <text:p>334</text:p>
          </table:table-cell>
          <table:table-cell office:value-type="string">
            <text:p>] = </text:p>
          </table:table-cell>
          <table:table-cell office:value-type="float" office:value="667">
            <text:p>66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69">
            <text:p>66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35">
            <text:p>335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0">
            <text:p>67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36">
            <text:p>336</text:p>
          </table:table-cell>
          <table:table-cell office:value-type="string">
            <text:p>] = </text:p>
          </table:table-cell>
          <table:table-cell office:value-type="float" office:value="748">
            <text:p>74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0">
            <text:p>67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37">
            <text:p>337</text:p>
          </table:table-cell>
          <table:table-cell office:value-type="string">
            <text:p>] = </text:p>
          </table:table-cell>
          <table:table-cell office:value-type="float" office:value="671">
            <text:p>67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0">
            <text:p>670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38">
            <text:p>338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1">
            <text:p>67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39">
            <text:p>339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1">
            <text:p>67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40">
            <text:p>340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2">
            <text:p>672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41">
            <text:p>341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3">
            <text:p>67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42">
            <text:p>342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3">
            <text:p>67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43">
            <text:p>343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3">
            <text:p>67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44">
            <text:p>344</text:p>
          </table:table-cell>
          <table:table-cell office:value-type="string">
            <text:p>] = </text:p>
          </table:table-cell>
          <table:table-cell office:value-type="float" office:value="658">
            <text:p>658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3">
            <text:p>67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45">
            <text:p>345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3">
            <text:p>67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46">
            <text:p>346</text:p>
          </table:table-cell>
          <table:table-cell office:value-type="string">
            <text:p>] = </text:p>
          </table:table-cell>
          <table:table-cell office:value-type="float" office:value="671">
            <text:p>67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3">
            <text:p>67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47">
            <text:p>347</text:p>
          </table:table-cell>
          <table:table-cell office:value-type="string">
            <text:p>] = </text:p>
          </table:table-cell>
          <table:table-cell office:value-type="float" office:value="657">
            <text:p>65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3">
            <text:p>67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48">
            <text:p>348</text:p>
          </table:table-cell>
          <table:table-cell office:value-type="string">
            <text:p>] = </text:p>
          </table:table-cell>
          <table:table-cell office:value-type="float" office:value="656">
            <text:p>65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3">
            <text:p>673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49">
            <text:p>349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4">
            <text:p>67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50">
            <text:p>350</text:p>
          </table:table-cell>
          <table:table-cell office:value-type="string">
            <text:p>] = </text:p>
          </table:table-cell>
          <table:table-cell office:value-type="float" office:value="670">
            <text:p>67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4">
            <text:p>674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51">
            <text:p>351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5">
            <text:p>67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52">
            <text:p>352</text:p>
          </table:table-cell>
          <table:table-cell office:value-type="string">
            <text:p>] = </text:p>
          </table:table-cell>
          <table:table-cell office:value-type="float" office:value="674">
            <text:p>674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5">
            <text:p>675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53">
            <text:p>353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6">
            <text:p>67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54">
            <text:p>354</text:p>
          </table:table-cell>
          <table:table-cell office:value-type="string">
            <text:p>] = </text:p>
          </table:table-cell>
          <table:table-cell office:value-type="float" office:value="663">
            <text:p>663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9">
            <text:p>67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55">
            <text:p>355</text:p>
          </table:table-cell>
          <table:table-cell office:value-type="string">
            <text:p>] = </text:p>
          </table:table-cell>
          <table:table-cell office:value-type="float" office:value="669">
            <text:p>66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79">
            <text:p>679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56">
            <text:p>356</text:p>
          </table:table-cell>
          <table:table-cell office:value-type="string">
            <text:p>] = </text:p>
          </table:table-cell>
          <table:table-cell office:value-type="float" office:value="661">
            <text:p>661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81">
            <text:p>681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57">
            <text:p>357</text:p>
          </table:table-cell>
          <table:table-cell office:value-type="string">
            <text:p>] = </text:p>
          </table:table-cell>
          <table:table-cell office:value-type="float" office:value="655">
            <text:p>655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86">
            <text:p>68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58">
            <text:p>358</text:p>
          </table:table-cell>
          <table:table-cell office:value-type="string">
            <text:p>] = </text:p>
          </table:table-cell>
          <table:table-cell office:value-type="float" office:value="660">
            <text:p>660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86">
            <text:p>686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59">
            <text:p>359</text:p>
          </table:table-cell>
          <table:table-cell office:value-type="string">
            <text:p>] = </text:p>
          </table:table-cell>
          <table:table-cell office:value-type="float" office:value="662">
            <text:p>662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87">
            <text:p>68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60">
            <text:p>360</text:p>
          </table:table-cell>
          <table:table-cell office:value-type="string">
            <text:p>] = </text:p>
          </table:table-cell>
          <table:table-cell office:value-type="float" office:value="659">
            <text:p>659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87">
            <text:p>687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61">
            <text:p>361</text:p>
          </table:table-cell>
          <table:table-cell office:value-type="string">
            <text:p>] = </text:p>
          </table:table-cell>
          <table:table-cell office:value-type="float" office:value="687">
            <text:p>687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692">
            <text:p>692</text:p>
          </table:table-cell>
        </table:table-row>
        <table:table-row table:style-name="ro2">
          <table:table-cell office:value-type="string">
            <text:p><text:span text:style-name="T1">latency</text:span><text:span text:style-name="T2">.</text:span><text:span text:style-name="T1">results</text:span><text:span text:style-name="T2">[</text:span></text:p>
          </table:table-cell>
          <table:table-cell office:value-type="float" office:value="362">
            <text:p>362</text:p>
          </table:table-cell>
          <table:table-cell office:value-type="string">
            <text:p>] = </text:p>
          </table:table-cell>
          <table:table-cell office:value-type="float" office:value="666">
            <text:p>666</text:p>
          </table:table-cell>
          <table:table-cell office:value-type="string">
            <text:p>;</text:p>
          </table:table-cell>
          <table:table-cell table:number-columns-repeated="3"/>
          <table:table-cell office:value-type="float" office:value="748">
            <text:p>748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Latency.I6:Latency.I3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13/01/2015</text:date>, <text:time>15:2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4:31:06.52</meta:creation-date>
    <dc:date>2015-01-13T15:28:55.81</dc:date>
    <meta:editing-duration>PT10M37S</meta:editing-duration>
    <meta:editing-cycles>1</meta:editing-cycles>
    <meta:document-statistic meta:table-count="3" meta:cell-count="2189" meta:object-count="0"/>
    <meta:generator>OpenOffice/4.1.1$Win32 OpenOffice.org_project/411m6$Build-9775</meta:generator>
  </office:meta>
</office:document-meta>
</file>